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4195" officeooo:paragraph-rsid="00194195"/>
    </style:style>
    <style:style style:name="P2" style:family="paragraph" style:parent-style-name="Standard" style:list-style-name="L2">
      <style:text-properties officeooo:rsid="00194195" officeooo:paragraph-rsid="00194195"/>
    </style:style>
    <style:style style:name="P3" style:family="paragraph" style:parent-style-name="Standard">
      <style:paragraph-properties fo:text-align="center" style:justify-single-word="false"/>
      <style:text-properties officeooo:rsid="00194195" officeooo:paragraph-rsid="00194195"/>
    </style:style>
    <style:style style:name="P4" style:family="paragraph" style:parent-style-name="Standard" style:list-style-name="L2">
      <style:text-properties officeooo:rsid="001af448" officeooo:paragraph-rsid="001af448"/>
    </style:style>
    <style:style style:name="P5" style:family="paragraph" style:parent-style-name="Standard">
      <style:text-properties officeooo:rsid="001af448" officeooo:paragraph-rsid="001af448"/>
    </style:style>
    <style:style style:name="P6" style:family="paragraph" style:parent-style-name="Standard" style:list-style-name="L3">
      <style:text-properties officeooo:rsid="001b0782" officeooo:paragraph-rsid="001b0782"/>
    </style:style>
    <style:style style:name="P7" style:family="paragraph" style:parent-style-name="Standard" style:list-style-name="L3">
      <style:text-properties officeooo:rsid="001b2b03" officeooo:paragraph-rsid="001b2b03"/>
    </style:style>
    <style:style style:name="T1" style:family="text">
      <style:text-properties officeooo:rsid="001af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sign Decisions</text:p>
      <text:p text:style-name="P1"/>
      <text:p text:style-name="P1">Application Architecture:</text:p>
      <text:list xml:id="list2548912826" text:style-name="L2">
        <text:list-item>
          <text:p text:style-name="P2">Login Page: The first page the user lands on when he/she starts the application, on logging in the first name of the user is fetched from users stored in the local storage with the help of email entered while logging in. If the user is not found a validation is raised that User Does Not Exist. On the other hand, when the user is found, the first name of the user is stored in the local storage. If the user logs into application using Google Login the response gets the first name stored in the local storage and logs in the user.</text:p>
        </text:list-item>
      </text:list>
      <text:p text:style-name="P1"/>
      <text:list xml:id="list230949981151014" text:continue-numbering="true" text:style-name="L2">
        <text:list-item>
          <text:p text:style-name="P2">Sign-Up Page: If the user does not have account <text:span text:style-name="T1">he can create an account using the sign-up page and as more users are created a list of users in stored in the local storage.</text:span></text:p>
        </text:list-item>
      </text:list>
      <text:p text:style-name="P1"/>
      <text:list xml:id="list230951306584129" text:continue-numbering="true" text:style-name="L2">
        <text:list-item>
          <text:p text:style-name="P4">Forgot Password: If the user forgets the password, the user can change the password.</text:p>
        </text:list-item>
      </text:list>
      <text:p text:style-name="P5"/>
      <text:list xml:id="list230951370234534" text:continue-numbering="true" text:style-name="L2">
        <text:list-item>
          <text:p text:style-name="P4">Home Page: Once the user is logged-in, he/she is redirected to Home Page where a list of currencies are showed. On clicking on a particular currency, user gets redirected the currency converter page, where the source currency is the currency which the user selected with respect to which the rates of other currencies are found.</text:p>
        </text:list-item>
      </text:list>
      <text:p text:style-name="P5"/>
      <text:list xml:id="list230951005220648" text:continue-numbering="true" text:style-name="L2">
        <text:list-item>
          <text:p text:style-name="P4">Currency Converter Page: In this page, the source currency is fetched from the query strirng and other currency value is evaluated against it.</text:p>
        </text:list-item>
      </text:list>
      <text:p text:style-name="P5"/>
      <text:list xml:id="list230950150481310" text:continue-numbering="true" text:style-name="L2">
        <text:list-item>
          <text:p text:style-name="P4">Secured Routes are implemented, where when the user is not logged in, he/she cannot visit the Home Page or Currency Converter Page, this increases the security of the application where when the user is not authenticated he/she cannot access content from application.</text:p>
        </text:list-item>
      </text:list>
      <text:p text:style-name="P5"/>
      <text:list xml:id="list230951862231493" text:continue-numbering="true" text:style-name="L2">
        <text:list-item>
          <text:p text:style-name="P4">Improvements:</text:p>
        </text:list-item>
      </text:list>
      <text:list xml:id="list3146995455" text:style-name="L3">
        <text:list-item>
          <text:p text:style-name="P6">When the user logins using Google Oauth, creating that user.</text:p>
        </text:list-item>
        <text:list-item>
          <text:p text:style-name="P6">Fetching the currency rates with respect to user’s default base currency either via a pop-up or a dropdown and displaying rates against the base currency on the Home page.</text:p>
        </text:list-item>
        <text:list-item>
          <text:p text:style-name="P7">Evaluation of set of currencies against a base currenc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7T20:47:11.678273356</meta:creation-date>
    <dc:date>2020-08-27T23:09:49.889565462</dc:date>
    <meta:editing-duration>PT1H40M27S</meta:editing-duration>
    <meta:editing-cycles>1</meta:editing-cycles>
    <meta:document-statistic meta:table-count="0" meta:image-count="0" meta:object-count="0" meta:page-count="1" meta:paragraph-count="12" meta:word-count="333" meta:character-count="1876" meta:non-whitespace-character-count="1565"/>
    <meta:generator>LibreOffice/6.4.2.2$Linux_X86_64 LibreOffice_project/40$Build-2</meta:generator>
  </office:meta>
</office:document-meta>
</file>